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9701d" officeooo:paragraph-rsid="0009701d" style:font-size-asian="12.25pt" style:font-size-complex="14pt"/>
    </style:style>
    <style:style style:name="P2" style:family="paragraph" style:parent-style-name="Standard">
      <style:paragraph-properties fo:text-align="center" style:justify-single-word="false"/>
      <style:text-properties fo:font-size="13pt" officeooo:rsid="0009701d" officeooo:paragraph-rsid="0009701d" style:font-size-asian="13pt" style:font-size-complex="13pt"/>
    </style:style>
    <style:style style:name="P3" style:family="paragraph" style:parent-style-name="Standard">
      <style:paragraph-properties fo:text-align="start" style:justify-single-word="false"/>
      <style:text-properties fo:font-size="12pt" officeooo:rsid="0009701d" officeooo:paragraph-rsid="0009701d" style:font-size-asian="10.5pt" style:font-size-complex="12pt"/>
    </style:style>
    <style:style style:name="P4" style:family="paragraph" style:parent-style-name="Standard">
      <style:paragraph-properties fo:text-align="start" style:justify-single-word="false"/>
      <style:text-properties fo:font-size="12pt" fo:font-weight="bold" officeooo:rsid="0009701d" officeooo:paragraph-rsid="0009701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30284" officeooo:paragraph-rsid="00130284"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9d91f" officeooo:paragraph-rsid="0019d91f"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a675d" officeooo:paragraph-rsid="001a675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b83b0" officeooo:paragraph-rsid="001b83b0"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c4f54" officeooo:paragraph-rsid="001c4f54"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dab9e" officeooo:paragraph-rsid="001dab9e"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dac7f" officeooo:paragraph-rsid="001dac7f"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normal" officeooo:rsid="000beff7" officeooo:paragraph-rsid="000beff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0pt" fo:font-weight="normal" officeooo:rsid="0009701d" officeooo:paragraph-rsid="000beff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0pt" fo:font-weight="normal" officeooo:rsid="000beff7" officeooo:paragraph-rsid="000beff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0pt" fo:font-weight="normal" officeooo:rsid="000dd10b" officeooo:paragraph-rsid="000fab6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0pt" fo:font-weight="normal" officeooo:rsid="0013e273" officeooo:paragraph-rsid="0013e27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0pt" fo:font-weight="normal" officeooo:rsid="0017dd3b" officeooo:paragraph-rsid="0017dd3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0pt" fo:font-weight="normal" officeooo:rsid="0019d91f" officeooo:paragraph-rsid="0019d91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0pt" fo:font-weight="bold" officeooo:rsid="000dd10b" officeooo:paragraph-rsid="000dd10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0pt" fo:font-weight="bold" officeooo:rsid="0014e2d4" officeooo:paragraph-rsid="0014e2d4"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0pt" fo:font-weight="bold" officeooo:rsid="0017dd3b" officeooo:paragraph-rsid="0017dd3b"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0pt" fo:font-weight="bold" officeooo:rsid="001875a0" officeooo:paragraph-rsid="001875a0"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0pt" fo:font-weight="bold" officeooo:rsid="0019d91f" officeooo:paragraph-rsid="0019d91f"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0pt" style:text-underline-style="none" fo:font-weight="normal" officeooo:rsid="00130284" officeooo:paragraph-rsid="00130284" style:font-size-asian="10.5pt" style:font-weight-asian="normal" style:font-size-complex="12pt" style:font-weight-complex="normal"/>
    </style:style>
    <style:style style:name="T1" style:family="text">
      <style:text-properties officeooo:rsid="000a19d6"/>
    </style:style>
    <style:style style:name="T2" style:family="text">
      <style:text-properties officeooo:rsid="000fab6d"/>
    </style:style>
    <style:style style:name="T3" style:family="text">
      <style:text-properties fo:font-size="10pt"/>
    </style:style>
    <style:style style:name="T4" style:family="text">
      <style:text-properties fo:font-size="10pt" fo:font-weight="normal" style:font-weight-asian="normal" style:font-weight-complex="normal"/>
    </style:style>
    <style:style style:name="T5" style:family="text">
      <style:text-properties fo:font-size="10pt" fo:font-weight="normal" officeooo:rsid="001b83b0" style:font-weight-asian="normal" style:font-weight-complex="normal"/>
    </style:style>
    <style:style style:name="T6" style:family="text">
      <style:text-properties fo:font-size="10pt" fo:font-weight="normal" officeooo:rsid="001c4f54"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14e2d4"/>
    </style:style>
    <style:style style:name="T9" style:family="text">
      <style:text-properties fo:font-weight="normal" style:font-weight-asian="normal" style:font-weight-complex="normal"/>
    </style:style>
    <style:style style:name="T10" style:family="text">
      <style:text-properties fo:font-weight="normal" officeooo:rsid="0014e66b" style:font-weight-asian="normal" style:font-weight-complex="normal"/>
    </style:style>
    <style:style style:name="T11" style:family="text">
      <style:text-properties officeooo:rsid="0017dd3b"/>
    </style:style>
    <style:style style:name="T12" style:family="text">
      <style:text-properties officeooo:rsid="001875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Title (tentative An Uncertain Journey)</text:p>
      <text:p text:style-name="P2">Gabriel Shelton</text:p>
      <text:p text:style-name="P3"/>
      <text:p text:style-name="P4">Concept Description</text:p>
      <text:p text:style-name="P13">The main character is an electron moving to new atom’s to bond with that are at the end of a maze. <text:s/>Each level includes exiting a molecule and being left at the beginning of a maze, the electron seeking through the maze to discover <text:span text:style-name="T1">a target molecule to bond with. <text:s/>The target molecule may be invisible till the electron gets close? <text:s/></text:span></text:p>
      <text:p text:style-name="P13"><text:span text:style-name="T1">As the electron moves the core mechanic is the hit sphere will increase in radius <text:s/>as the velocity of the electron increases. <text:s/>There will be a property on the electron called ~ Gluon Field Integrity, and anytime this larger collision sphere impacts the walls the field integrity will lower. <text:s/>Upon reaching 0 the electron will die in a remarkable explosion. The reduction may change to resolve the electron at a random location in the sphere and if the electron resolves in a wall the field strength will decrease.</text:span></text:p>
      <text:p text:style-name="P14">Initially 2-3 levels will be build as a proof of concept for the game and will likely be sufficient.</text:p>
      <text:p text:style-name="P12"/>
      <text:p text:style-name="P5">Game Assets</text:p>
      <text:p text:style-name="P20">Electron:<text:span text:style-name="T9"> Light connected to an empty or use the light directly and manipulate its location and vary its intensity / radius over time to appear random. <text:s/></text:span><text:span text:style-name="T10">No birth or death.</text:span></text:p>
      <text:p text:style-name="P21">Molecule:<text:span text:style-name="T9"> The molecule will be a set of a few lights of a certain color that are orbiting an empty object. <text:s/>The light intensity and radius will change just like the electron.</text:span></text:p>
      <text:p text:style-name="P24"><text:span text:style-name="T7">Environment:</text:span> <text:span text:style-name="T8">The environment will be a maze made of plasma such that at one end the electron would start and somewhere within the molecule rests. <text:s/>As extra when the level starts we can make the electon appear into a level with a flash of light and maybe shoot off in a direction with a random velocity. <text:s/>And make it so when the electron bonds with the molecule a flash of light occurs.</text:span></text:p>
      <text:p text:style-name="P24"><text:span text:style-name="T7">Audio:</text:span> <text:span text:style-name="T11">Perhaps a flash or success sound when the electron bonds and an explosion when the electron dies.</text:span></text:p>
      <text:p text:style-name="P24"><text:span text:style-name="T7">UV:</text:span> <text:span text:style-name="T11">The materials of the floor and the walls.</text:span></text:p>
      <text:p text:style-name="P24"><text:span text:style-name="T7">Lighting:</text:span> <text:span text:style-name="T11">There will be a dim lighting of the overal maze while significant light will be provided by the electron and molecule.</text:span></text:p>
      <text:p text:style-name="P5"/>
      <text:p text:style-name="P5">UI</text:p>
      <text:p text:style-name="P17">The UI will be dominated by the maze, initially <text:span text:style-name="T12">I will make the game as a slightly angled top-down perspective that shows the electron resolution radius. An element will be on the top right of the screen to show the Gluon Field Strength as a percentage. <text:s/>It will also show the velocity of an electron out of 2,200 km / hour.</text:span></text:p>
      <text:p text:style-name="P5"/>
      <text:p text:style-name="P5">Game Object Mechanics</text:p>
      <text:p text:style-name="P19">Electron</text:p>
      <text:p text:style-name="P15">The motion of the electron will be guided by wasd controls, there will be no friction so the electron will only slow if the user accelerates in the oppisote direction. <text:s/>This may be changed to apply a small frictional force if required and it will be refered to the electrons inertia (its resistance to change in motion).</text:p>
      <text:p text:style-name="P15"><text:span text:style-name="T2">As the velocity changes the radius of the collision sphere will change governed by an approximation of the Heisenburg Uncertainty Princible. <text:s/>Should the collision sphere hit the wall the Gluon Field Strength will decrease (this serves as the health of the player). <text:s/>As an extra I may make it so the location is resolved within the collision sphere randomly each frame, and when it is in the wall then the field strength is damaged.</text:span></text:p>
      <text:p text:style-name="P16">The electron will be represented with a light that will change in light intensity and radius over time to make it seem cool.</text:p>
      <text:p text:style-name="P16"/>
      <text:p text:style-name="P22">Molecule</text:p>
      <text:p text:style-name="P18">This will be somewhere in the maze, initially it will be in a static location, however I may make it so it can resolve to one of several empty objects when the level starts. <text:s/>The object just sits there moving electrons around until the character electron colides with it. <text:s/>At which point a burst of light will happen both will die and the game will be moved to the next state.</text:p>
      <text:p text:style-name="P18"/>
      <text:p text:style-name="P23">Power up?</text:p>
      <text:p text:style-name="P23"><text:span text:style-name="T9">This is a possible feature. <text:s/>I may add a power-up which will have a lightning storm like particle effect. <text:s/>This when collided with will produce an electricity like sound and increase the Gluon Field Strength of the electron.</text:span></text:p>
      <text:p text:style-name="P23"><text:span text:style-name="T9"/></text:p>
      <text:p text:style-name="P23"><text:span text:style-name="T9"/></text:p>
      <text:p text:style-name="P6"><text:soft-page-break/>States and Transitions</text:p>
      <text:p text:style-name="P6"><text:span text:style-name="T3">Tutorial State: </text:span><text:span text:style-name="T4">This state will be a single screen that displays instructions of the idea of the game and its main mechanic of the Heisenburg Uncertainty Princible, as well as that the Gluon Field Strength is critical to be maintained.</text:span></text:p>
      <text:p text:style-name="P7"><text:span text:style-name="T3">Pre-Level 1: </text:span><text:span text:style-name="T4">This will spawn an electron </text:span><text:span text:style-name="T5">and a molecule at their respective spawn locations, and move to Level 1.</text:span></text:p>
      <text:p text:style-name="P8"><text:span text:style-name="T3">Level 1:</text:span><text:span text:style-name="T4"> This state moves the electron around and modifies Gluon State as nessacary; when the electron colides with the molecule they bond and a burst of light is created. <text:s/>Enter Post-Level 1.</text:span></text:p>
      <text:p text:style-name="P8"><text:span text:style-name="T3">Post-Level 1:</text:span><text:span text:style-name="T4"> Finish the animation for the burst of light for bonding then kill the molecule and electron, then moving to Pre-Level 2.</text:span></text:p>
      <text:p text:style-name="P8"><text:span text:style-name="T3">Repeat for additional levels till end:</text:span><text:span text:style-name="T4"> At end it will state that you have now entered a noble gas and so your atom is stable. <text:s/>You will have a home till the big rip or the heat death of the universe.</text:span></text:p>
      <text:p text:style-name="P8"><text:span text:style-name="T4"/></text:p>
      <text:p text:style-name="P8">Milestones</text:p>
      <text:p text:style-name="P8"><text:span text:style-name="T3">Electron &amp; Molecule Models – </text:span><text:span text:style-name="T4">The models / strobing for the electrons as well as the orbiting mechanic for the molecule. <text:s/>Hopefully they can reuse a large amount of code. <text:s/></text:span><text:span text:style-name="T6">This should include the wasd movement for the Player Electron and the top-view camera.</text:span></text:p>
      <text:p text:style-name="P8"><text:span text:style-name="T4"/></text:p>
      <text:p text:style-name="P8"><text:span text:style-name="T3">Floor &amp; Wall Models – </text:span><text:span text:style-name="T4">These models will be simple cube models that have been mapped with a </text:span><text:span text:style-name="T6">blue / purple plasma as the floor and a dark orange / red plasma as the wall. <text:s/>These will be UV maps and I will have to initially make some placeholder UV maps at the very least.</text:span></text:p>
      <text:p text:style-name="P8"><text:span text:style-name="T6"/></text:p>
      <text:p text:style-name="P9"><text:span text:style-name="T3">UI Display – </text:span><text:span text:style-name="T4">Display the Gluon Field Strength of the electron on a HUD overlay.</text:span></text:p>
      <text:p text:style-name="P9"><text:span text:style-name="T4"/></text:p>
      <text:p text:style-name="P9"><text:span text:style-name="T3">A Simple Maze –</text:span><text:span text:style-name="T4"> This will be a maze for testing of the Uncertainty Princible mechanic with a couple of turns. <text:s/>The collision sphere should be shown in a faint red outline basically.</text:span></text:p>
      <text:p text:style-name="P9"><text:span text:style-name="T4"/></text:p>
      <text:p text:style-name="P9"><text:span text:style-name="T3">Heisenburg Uncertainty Princible – </text:span><text:span text:style-name="T4">Implement it for the Player Electron.</text:span></text:p>
      <text:p text:style-name="P9"><text:span text:style-name="T4"/></text:p>
      <text:p text:style-name="P9"><text:span text:style-name="T3">Environment – </text:span><text:span text:style-name="T4">The surounding area will be a skybox of a galaxy. <text:s/>Perhaps I will add some twinkling effects the same way I am doing the electrons as well as some color variation for some stars.</text:span></text:p>
      <text:p text:style-name="P9"><text:span text:style-name="T4"/></text:p>
      <text:p text:style-name="P10"><text:span text:style-name="T3">Level 1 &amp; Maze – </text:span><text:span text:style-name="T4">Make it. As well as transitions between states.</text:span></text:p>
      <text:p text:style-name="P10"><text:span text:style-name="T4"/></text:p>
      <text:p text:style-name="P11"><text:span text:style-name="T3">Level Lighting and Audio – </text:span><text:span text:style-name="T4">Add a dim lighting over the maze and audio for bonding with the molecule and for dying.</text:span></text:p>
      <text:p text:style-name="P11"><text:span text:style-name="T4"/></text:p>
      <text:p text:style-name="P11"><text:span text:style-name="T3">Tuning</text:span></text:p>
      <text:p text:style-name="P11"><text:span text:style-name="T3"/></text:p>
      <text:p text:style-name="P11"><text:span text:style-name="T3">Power-up – </text:span><text:span text:style-name="T4">Make the power-up to improve Gluon Field Strength that has a lighting like particle effect.</text:span></text:p>
      <text:p text:style-name="P11"><text:span text:style-name="T3"/></text:p>
      <text:p text:style-name="P11"><text:span text:style-name="T3">Tuning</text:span></text:p>
      <text:p text:style-name="P10"><text:span text:style-name="T4"/></text:p>
      <text:p text:style-name="P11">Tuning</text:p>
      <text:p text:style-name="P11"><text:span text:style-name="T4">The game will be tuned primarily with the ratio of how the radius of the colision sphere grows with the velocity increasing. <text:s/>Also avaliable is how much damage to the Gluon Field Strength being in a wall does, Adding a small frictional force to the Player Electron, adjusting the max speed of the electron, and introducing a positron that moves randomly to colide and annilate the electr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4:12:59.735456462</meta:creation-date>
    <meta:generator>LibreOffice/6.2.0.3$Linux_X86_64 LibreOffice_project/20$Build-3</meta:generator>
    <dc:date>2019-03-21T12:26:24.088017466</dc:date>
    <meta:editing-duration>PT20H25M41S</meta:editing-duration>
    <meta:editing-cycles>13</meta:editing-cycles>
    <meta:document-statistic meta:table-count="0" meta:image-count="0" meta:object-count="0" meta:page-count="2" meta:paragraph-count="44" meta:word-count="1162" meta:character-count="6531" meta:non-whitespace-character-count="5377"/>
  </office:meta>
</office:document-meta>
</file>